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5ac2c" officeooo:paragraph-rsid="0025ac2c" style:font-weight-asian="bold" style:font-weight-complex="bold"/>
    </style:style>
    <style:style style:name="P16" style:family="paragraph" style:parent-style-name="Standard">
      <style:text-properties fo:font-weight="bold" officeooo:rsid="002999d9" officeooo:paragraph-rsid="002999d9" style:font-weight-asian="bold" style:font-weight-complex="bold"/>
    </style:style>
    <style:style style:name="P17" style:family="paragraph" style:parent-style-name="Standard">
      <style:text-properties fo:font-weight="bold" officeooo:rsid="002af2bd" officeooo:paragraph-rsid="002af2bd" style:font-weight-asian="bold" style:font-weight-complex="bold"/>
    </style:style>
    <style:style style:name="P18" style:family="paragraph" style:parent-style-name="Standard">
      <style:text-properties fo:font-weight="bold" officeooo:rsid="002c5cba" officeooo:paragraph-rsid="002c5cba" style:font-weight-asian="bold" style:font-weight-complex="bold"/>
    </style:style>
    <style:style style:name="P19" style:family="paragraph" style:parent-style-name="Standard">
      <style:text-properties fo:font-weight="bold" officeooo:rsid="002e8c62" officeooo:paragraph-rsid="002e8c62" style:font-weight-asian="bold" style:font-weight-complex="bold"/>
    </style:style>
    <style:style style:name="P20" style:family="paragraph" style:parent-style-name="Standard">
      <style:text-properties fo:font-weight="bold" officeooo:rsid="003084c7" officeooo:paragraph-rsid="003084c7" style:font-weight-asian="bold" style:font-weight-complex="bold"/>
    </style:style>
    <style:style style:name="P21" style:family="paragraph" style:parent-style-name="Standard">
      <style:text-properties fo:font-weight="bold" officeooo:rsid="003d8358" officeooo:paragraph-rsid="003d8358" style:font-weight-asian="bold" style:font-weight-complex="bold"/>
    </style:style>
    <style:style style:name="P22" style:family="paragraph" style:parent-style-name="Standard">
      <style:text-properties fo:font-weight="bold" officeooo:rsid="003f5f4d" officeooo:paragraph-rsid="003f5f4d" style:font-weight-asian="bold" style:font-weight-complex="bold"/>
    </style:style>
    <style:style style:name="P23" style:family="paragraph" style:parent-style-name="Standard">
      <style:text-properties fo:font-weight="bold" officeooo:rsid="003ff3ee" officeooo:paragraph-rsid="003ff3ee" style:font-weight-asian="bold" style:font-weight-complex="bold"/>
    </style:style>
    <style:style style:name="P24" style:family="paragraph" style:parent-style-name="Standard">
      <style:text-properties fo:font-weight="bold" officeooo:rsid="0043a14e" officeooo:paragraph-rsid="0043a14e" style:font-weight-asian="bold" style:font-weight-complex="bold"/>
    </style:style>
    <style:style style:name="P25" style:family="paragraph" style:parent-style-name="Standard">
      <style:text-properties fo:font-weight="bold" officeooo:rsid="0046f735" officeooo:paragraph-rsid="0046f735" style:font-weight-asian="bold" style:font-weight-complex="bold"/>
    </style:style>
    <style:style style:name="P26" style:family="paragraph" style:parent-style-name="Standard">
      <style:paragraph-properties fo:break-before="page"/>
      <style:text-properties fo:font-weight="bold" officeooo:rsid="004a915b" officeooo:paragraph-rsid="004a915b" style:font-weight-asian="bold" style:font-weight-complex="bold"/>
    </style:style>
    <style:style style:name="P27" style:family="paragraph" style:parent-style-name="Standard">
      <style:text-properties fo:font-weight="bold" officeooo:rsid="004a915b" officeooo:paragraph-rsid="004a915b" style:font-weight-asian="bold" style:font-weight-complex="bold"/>
    </style:style>
    <style:style style:name="P28" style:family="paragraph" style:parent-style-name="Standard">
      <style:text-properties fo:font-weight="bold" officeooo:rsid="004ad4e0" officeooo:paragraph-rsid="004ad4e0" style:font-weight-asian="bold" style:font-weight-complex="bold"/>
    </style:style>
    <style:style style:name="P29" style:family="paragraph" style:parent-style-name="Standard">
      <style:text-properties fo:font-weight="bold" officeooo:rsid="004aea21" officeooo:paragraph-rsid="004aea21" style:font-weight-asian="bold" style:font-weight-complex="bold"/>
    </style:style>
    <style:style style:name="P30" style:family="paragraph" style:parent-style-name="Standard">
      <style:text-properties fo:font-weight="bold" officeooo:rsid="004caf77" officeooo:paragraph-rsid="004caf77" style:font-weight-asian="bold" style:font-weight-complex="bold"/>
    </style:style>
    <style:style style:name="P31" style:family="paragraph" style:parent-style-name="Standard">
      <style:text-properties fo:font-weight="bold" officeooo:rsid="004d7ff0" officeooo:paragraph-rsid="004d7ff0" style:font-weight-asian="bold" style:font-weight-complex="bold"/>
    </style:style>
    <style:style style:name="P32" style:family="paragraph" style:parent-style-name="Standard">
      <style:text-properties fo:font-weight="bold" officeooo:rsid="0050ee08" officeooo:paragraph-rsid="0050ee08" style:font-weight-asian="bold" style:font-weight-complex="bold"/>
    </style:style>
    <style:style style:name="P33" style:family="paragraph" style:parent-style-name="Standard">
      <style:text-properties fo:font-weight="bold" officeooo:rsid="00510657" officeooo:paragraph-rsid="00510657" style:font-weight-asian="bold" style:font-weight-complex="bold"/>
    </style:style>
    <style:style style:name="P34" style:family="paragraph" style:parent-style-name="Standard">
      <style:text-properties fo:font-weight="bold" officeooo:rsid="00521f11" officeooo:paragraph-rsid="00521f11" style:font-weight-asian="bold" style:font-weight-complex="bold"/>
    </style:style>
    <style:style style:name="P35" style:family="paragraph" style:parent-style-name="Standard">
      <style:text-properties fo:font-weight="bold" officeooo:rsid="0053156c" officeooo:paragraph-rsid="0053156c" style:font-weight-asian="bold" style:font-weight-complex="bold"/>
    </style:style>
    <style:style style:name="P36" style:family="paragraph" style:parent-style-name="Standard">
      <style:text-properties fo:font-weight="bold" officeooo:rsid="00542e52" officeooo:paragraph-rsid="00542e52" style:font-weight-asian="bold" style:font-weight-complex="bold"/>
    </style:style>
    <style:style style:name="P37" style:family="paragraph" style:parent-style-name="Standard">
      <style:text-properties fo:font-weight="bold" officeooo:rsid="005578c2" officeooo:paragraph-rsid="005578c2" style:font-weight-asian="bold" style:font-weight-complex="bold"/>
    </style:style>
    <style:style style:name="P38" style:family="paragraph" style:parent-style-name="Standard">
      <style:text-properties fo:font-weight="normal" officeooo:rsid="000f31c3" officeooo:paragraph-rsid="000f31c3" style:font-weight-asian="normal" style:font-weight-complex="normal"/>
    </style:style>
    <style:style style:name="P39" style:family="paragraph" style:parent-style-name="Standard">
      <style:text-properties fo:font-weight="normal" officeooo:rsid="0016dce5" officeooo:paragraph-rsid="0016dce5" style:font-weight-asian="normal" style:font-weight-complex="normal"/>
    </style:style>
    <style:style style:name="P40" style:family="paragraph" style:parent-style-name="Standard">
      <style:text-properties fo:font-weight="normal" officeooo:rsid="0018bc61" officeooo:paragraph-rsid="0018bc61" style:font-weight-asian="normal" style:font-weight-complex="normal"/>
    </style:style>
    <style:style style:name="P41" style:family="paragraph" style:parent-style-name="Standard">
      <style:text-properties fo:font-weight="normal" officeooo:rsid="001944d0" officeooo:paragraph-rsid="001944d0" style:font-weight-asian="normal" style:font-weight-complex="normal"/>
    </style:style>
    <style:style style:name="P42" style:family="paragraph" style:parent-style-name="Standard">
      <style:text-properties fo:font-weight="normal" officeooo:rsid="001c9e7e" officeooo:paragraph-rsid="001c9e7e" style:font-weight-asian="normal" style:font-weight-complex="normal"/>
    </style:style>
    <style:style style:name="P43" style:family="paragraph" style:parent-style-name="Standard">
      <style:text-properties fo:font-weight="normal" officeooo:rsid="001d93e6" officeooo:paragraph-rsid="001d93e6" style:font-weight-asian="normal" style:font-weight-complex="normal"/>
    </style:style>
    <style:style style:name="P44" style:family="paragraph" style:parent-style-name="Standard">
      <style:text-properties fo:font-weight="normal" officeooo:rsid="001e89cb" officeooo:paragraph-rsid="001e89cb" style:font-weight-asian="normal" style:font-weight-complex="normal"/>
    </style:style>
    <style:style style:name="P45" style:family="paragraph" style:parent-style-name="Standard">
      <style:text-properties fo:font-weight="normal" officeooo:rsid="001ebad9" officeooo:paragraph-rsid="001ebad9" style:font-weight-asian="normal" style:font-weight-complex="normal"/>
    </style:style>
    <style:style style:name="P46" style:family="paragraph" style:parent-style-name="Standard">
      <style:text-properties fo:font-weight="normal" officeooo:rsid="001fbefc" officeooo:paragraph-rsid="001fbefc" style:font-weight-asian="normal" style:font-weight-complex="normal"/>
    </style:style>
    <style:style style:name="P47" style:family="paragraph" style:parent-style-name="Standard">
      <style:text-properties fo:font-weight="normal" officeooo:rsid="000f8b1a" officeooo:paragraph-rsid="000f8b1a" style:font-weight-asian="normal" style:font-weight-complex="normal"/>
    </style:style>
    <style:style style:name="P48" style:family="paragraph" style:parent-style-name="Standard">
      <style:text-properties fo:font-weight="normal" officeooo:rsid="0010681d" officeooo:paragraph-rsid="0010681d" style:font-weight-asian="normal" style:font-weight-complex="normal"/>
    </style:style>
    <style:style style:name="P49" style:family="paragraph" style:parent-style-name="Standard">
      <style:text-properties fo:font-weight="normal" officeooo:rsid="00111f7d" officeooo:paragraph-rsid="00111f7d" style:font-weight-asian="normal" style:font-weight-complex="normal"/>
    </style:style>
    <style:style style:name="P50" style:family="paragraph" style:parent-style-name="Standard">
      <style:text-properties fo:font-weight="normal" officeooo:rsid="0015df3a" officeooo:paragraph-rsid="0015df3a" style:font-weight-asian="normal" style:font-weight-complex="normal"/>
    </style:style>
    <style:style style:name="P51" style:family="paragraph" style:parent-style-name="Standard">
      <style:text-properties fo:font-weight="normal" officeooo:rsid="001abcea" officeooo:paragraph-rsid="001abcea" style:font-weight-asian="normal" style:font-weight-complex="normal"/>
    </style:style>
    <style:style style:name="P52" style:family="paragraph" style:parent-style-name="Standard">
      <style:text-properties fo:font-weight="normal" officeooo:rsid="001d8c4b" officeooo:paragraph-rsid="001d8c4b" style:font-weight-asian="normal" style:font-weight-complex="normal"/>
    </style:style>
    <style:style style:name="P53" style:family="paragraph" style:parent-style-name="Standard">
      <style:text-properties fo:font-weight="normal" officeooo:rsid="00218cfe" officeooo:paragraph-rsid="00218cfe" style:font-weight-asian="normal" style:font-weight-complex="normal"/>
    </style:style>
    <style:style style:name="P54" style:family="paragraph" style:parent-style-name="Standard">
      <style:text-properties fo:font-weight="normal" officeooo:rsid="00232ed5" officeooo:paragraph-rsid="00232ed5" style:font-weight-asian="normal" style:font-weight-complex="normal"/>
    </style:style>
    <style:style style:name="P55" style:family="paragraph" style:parent-style-name="Standard">
      <style:text-properties fo:font-weight="normal" officeooo:rsid="00237ad1" officeooo:paragraph-rsid="00237ad1" style:font-weight-asian="normal" style:font-weight-complex="normal"/>
    </style:style>
    <style:style style:name="P56" style:family="paragraph" style:parent-style-name="Standard">
      <style:text-properties fo:font-weight="normal" officeooo:rsid="0024bfbb" officeooo:paragraph-rsid="0024bfbb" style:font-weight-asian="normal" style:font-weight-complex="normal"/>
    </style:style>
    <style:style style:name="P57" style:family="paragraph" style:parent-style-name="Standard">
      <style:text-properties fo:font-weight="normal" officeooo:rsid="0025ac2c" officeooo:paragraph-rsid="0025ac2c" style:font-weight-asian="normal" style:font-weight-complex="normal"/>
    </style:style>
    <style:style style:name="P58" style:family="paragraph" style:parent-style-name="Standard">
      <style:text-properties fo:font-weight="normal" officeooo:rsid="00273912" officeooo:paragraph-rsid="00273912" style:font-weight-asian="normal" style:font-weight-complex="normal"/>
    </style:style>
    <style:style style:name="P59" style:family="paragraph" style:parent-style-name="Standard">
      <style:text-properties fo:font-weight="normal" officeooo:rsid="00287807" officeooo:paragraph-rsid="00287807" style:font-weight-asian="normal" style:font-weight-complex="normal"/>
    </style:style>
    <style:style style:name="P60" style:family="paragraph" style:parent-style-name="Standard">
      <style:text-properties fo:font-weight="normal" officeooo:rsid="002993bc" officeooo:paragraph-rsid="002993bc" style:font-weight-asian="normal" style:font-weight-complex="normal"/>
    </style:style>
    <style:style style:name="P61" style:family="paragraph" style:parent-style-name="Standard">
      <style:text-properties fo:font-weight="normal" officeooo:rsid="002af2bd" officeooo:paragraph-rsid="002af2bd" style:font-weight-asian="normal" style:font-weight-complex="normal"/>
    </style:style>
    <style:style style:name="P62" style:family="paragraph" style:parent-style-name="Standard">
      <style:text-properties fo:font-weight="normal" officeooo:rsid="003084c7" officeooo:paragraph-rsid="003084c7" style:font-weight-asian="normal" style:font-weight-complex="normal"/>
    </style:style>
    <style:style style:name="P63" style:family="paragraph" style:parent-style-name="Standard">
      <style:text-properties fo:font-weight="normal" officeooo:rsid="002999d9" officeooo:paragraph-rsid="002999d9" style:font-weight-asian="normal" style:font-weight-complex="normal"/>
    </style:style>
    <style:style style:name="P64" style:family="paragraph" style:parent-style-name="Standard">
      <style:text-properties fo:font-weight="normal" officeooo:rsid="002c90cb" officeooo:paragraph-rsid="002c5cba" style:font-weight-asian="normal" style:font-weight-complex="normal"/>
    </style:style>
    <style:style style:name="P65" style:family="paragraph" style:parent-style-name="Standard">
      <style:text-properties fo:font-weight="normal" officeooo:rsid="002e8c62" officeooo:paragraph-rsid="002e8c62" style:font-weight-asian="normal" style:font-weight-complex="normal"/>
    </style:style>
    <style:style style:name="P66" style:family="paragraph" style:parent-style-name="Standard">
      <style:text-properties fo:font-weight="normal" officeooo:rsid="00386c1c" officeooo:paragraph-rsid="00386c1c" style:font-weight-asian="normal" style:font-weight-complex="normal"/>
    </style:style>
    <style:style style:name="P67" style:family="paragraph" style:parent-style-name="Standard">
      <style:text-properties fo:font-weight="normal" officeooo:rsid="003a3227" officeooo:paragraph-rsid="003a3227" style:font-weight-asian="normal" style:font-weight-complex="normal"/>
    </style:style>
    <style:style style:name="P68" style:family="paragraph" style:parent-style-name="Standard">
      <style:text-properties fo:font-weight="normal" officeooo:rsid="003c24bd" officeooo:paragraph-rsid="003c24bd" style:font-weight-asian="normal" style:font-weight-complex="normal"/>
    </style:style>
    <style:style style:name="P69" style:family="paragraph" style:parent-style-name="Standard">
      <style:text-properties fo:font-weight="normal" officeooo:rsid="003d8358" officeooo:paragraph-rsid="003d8358" style:font-weight-asian="normal" style:font-weight-complex="normal"/>
    </style:style>
    <style:style style:name="P70" style:family="paragraph" style:parent-style-name="Standard">
      <style:text-properties fo:font-weight="normal" officeooo:rsid="003e2958" officeooo:paragraph-rsid="003e2958" style:font-weight-asian="normal" style:font-weight-complex="normal"/>
    </style:style>
    <style:style style:name="P71" style:family="paragraph" style:parent-style-name="Standard">
      <style:text-properties fo:font-weight="normal" officeooo:rsid="003e2d6d" officeooo:paragraph-rsid="003e2d6d" style:font-weight-asian="normal" style:font-weight-complex="normal"/>
    </style:style>
    <style:style style:name="P72" style:family="paragraph" style:parent-style-name="Standard">
      <style:text-properties fo:font-weight="normal" officeooo:rsid="003f3510" officeooo:paragraph-rsid="003f3510" style:font-weight-asian="normal" style:font-weight-complex="normal"/>
    </style:style>
    <style:style style:name="P73" style:family="paragraph" style:parent-style-name="Standard">
      <style:text-properties fo:font-weight="normal" officeooo:rsid="003f5f4d" officeooo:paragraph-rsid="003f5f4d" style:font-weight-asian="normal" style:font-weight-complex="normal"/>
    </style:style>
    <style:style style:name="P74" style:family="paragraph" style:parent-style-name="Standard">
      <style:text-properties fo:font-weight="normal" officeooo:rsid="003ff3ee" officeooo:paragraph-rsid="003ff3ee" style:font-weight-asian="normal" style:font-weight-complex="normal"/>
    </style:style>
    <style:style style:name="P75" style:family="paragraph" style:parent-style-name="Standard">
      <style:text-properties fo:font-weight="normal" officeooo:rsid="0041d33f" officeooo:paragraph-rsid="0041d33f" style:font-weight-asian="normal" style:font-weight-complex="normal"/>
    </style:style>
    <style:style style:name="P76" style:family="paragraph" style:parent-style-name="Standard">
      <style:text-properties fo:font-weight="normal" officeooo:rsid="0043700c" officeooo:paragraph-rsid="0043700c" style:font-weight-asian="normal" style:font-weight-complex="normal"/>
    </style:style>
    <style:style style:name="P77" style:family="paragraph" style:parent-style-name="Standard">
      <style:text-properties fo:font-weight="normal" officeooo:rsid="0043a14e" officeooo:paragraph-rsid="0043a14e" style:font-weight-asian="normal" style:font-weight-complex="normal"/>
    </style:style>
    <style:style style:name="P78" style:family="paragraph" style:parent-style-name="Standard">
      <style:text-properties fo:font-weight="normal" officeooo:rsid="00457c43" officeooo:paragraph-rsid="00457c43" style:font-weight-asian="normal" style:font-weight-complex="normal"/>
    </style:style>
    <style:style style:name="P79" style:family="paragraph" style:parent-style-name="Standard">
      <style:text-properties fo:font-weight="normal" officeooo:rsid="0046aba2" officeooo:paragraph-rsid="0046aba2" style:font-weight-asian="normal" style:font-weight-complex="normal"/>
    </style:style>
    <style:style style:name="P80" style:family="paragraph" style:parent-style-name="Standard">
      <style:text-properties fo:font-weight="normal" officeooo:rsid="0046f735" officeooo:paragraph-rsid="0046f735" style:font-weight-asian="normal" style:font-weight-complex="normal"/>
    </style:style>
    <style:style style:name="P81" style:family="paragraph" style:parent-style-name="Standard">
      <style:text-properties fo:font-weight="normal" officeooo:rsid="004725ae" officeooo:paragraph-rsid="004725ae" style:font-weight-asian="normal" style:font-weight-complex="normal"/>
    </style:style>
    <style:style style:name="P82" style:family="paragraph" style:parent-style-name="Standard">
      <style:text-properties fo:font-weight="normal" officeooo:rsid="004a915b" officeooo:paragraph-rsid="004a915b" style:font-weight-asian="normal" style:font-weight-complex="normal"/>
    </style:style>
    <style:style style:name="P83" style:family="paragraph" style:parent-style-name="Standard">
      <style:text-properties fo:font-weight="normal" officeooo:rsid="004ad4e0" officeooo:paragraph-rsid="004ad4e0" style:font-weight-asian="normal" style:font-weight-complex="normal"/>
    </style:style>
    <style:style style:name="P84" style:family="paragraph" style:parent-style-name="Standard">
      <style:text-properties fo:font-weight="normal" officeooo:rsid="0050ee08" officeooo:paragraph-rsid="0050ee08" style:font-weight-asian="normal" style:font-weight-complex="normal"/>
    </style:style>
    <style:style style:name="P85" style:family="paragraph" style:parent-style-name="Standard" style:list-style-name="L1">
      <style:text-properties fo:font-weight="normal" officeooo:rsid="000f31c3" officeooo:paragraph-rsid="000f31c3" style:font-weight-asian="normal" style:font-weight-complex="normal"/>
    </style:style>
    <style:style style:name="P86" style:family="paragraph" style:parent-style-name="Standard" style:list-style-name="L2">
      <style:text-properties fo:font-weight="normal" officeooo:rsid="0018bc61" officeooo:paragraph-rsid="0018bc61" style:font-weight-asian="normal" style:font-weight-complex="normal"/>
    </style:style>
    <style:style style:name="P87" style:family="paragraph" style:parent-style-name="Standard" style:list-style-name="L3">
      <style:text-properties fo:font-weight="normal" officeooo:rsid="001c9e7e" officeooo:paragraph-rsid="001c9e7e" style:font-weight-asian="normal" style:font-weight-complex="normal"/>
    </style:style>
    <style:style style:name="P88" style:family="paragraph" style:parent-style-name="Standard" style:list-style-name="L3">
      <style:text-properties fo:font-weight="normal" officeooo:rsid="001d2967" officeooo:paragraph-rsid="001d2967" style:font-weight-asian="normal" style:font-weight-complex="normal"/>
    </style:style>
    <style:style style:name="P89" style:family="paragraph" style:parent-style-name="Standard">
      <style:text-properties fo:font-weight="normal" officeooo:rsid="00237ad1" officeooo:paragraph-rsid="00237ad1" style:font-weight-asian="normal" style:font-weight-complex="normal"/>
    </style:style>
    <style:style style:name="P90" style:family="paragraph" style:parent-style-name="Standard" style:list-style-name="L4">
      <style:text-properties fo:font-weight="normal" officeooo:rsid="0025ac2c" officeooo:paragraph-rsid="0025ac2c" style:font-weight-asian="normal" style:font-weight-complex="normal"/>
    </style:style>
    <style:style style:name="P91" style:family="paragraph" style:parent-style-name="Standard" style:list-style-name="L5">
      <style:text-properties fo:font-weight="normal" officeooo:rsid="003084c7" officeooo:paragraph-rsid="003084c7" style:font-weight-asian="normal" style:font-weight-complex="normal"/>
    </style:style>
    <style:style style:name="P92" style:family="paragraph" style:parent-style-name="Standard" style:list-style-name="L5">
      <style:text-properties fo:font-weight="normal" officeooo:rsid="00324ec2" officeooo:paragraph-rsid="00324ec2" style:font-weight-asian="normal" style:font-weight-complex="normal"/>
    </style:style>
    <style:style style:name="P93" style:family="paragraph" style:parent-style-name="Standard" style:list-style-name="L5">
      <style:text-properties fo:font-weight="normal" officeooo:rsid="00324ec2" officeooo:paragraph-rsid="0033497a" style:font-weight-asian="normal" style:font-weight-complex="normal"/>
    </style:style>
    <style:style style:name="P94" style:family="paragraph" style:parent-style-name="Standard" style:list-style-name="L5">
      <style:text-properties fo:font-weight="normal" officeooo:rsid="0033497a" officeooo:paragraph-rsid="0033497a" style:font-weight-asian="normal" style:font-weight-complex="normal"/>
    </style:style>
    <style:style style:name="P95" style:family="paragraph" style:parent-style-name="Standard" style:list-style-name="L5">
      <style:text-properties fo:font-weight="normal" officeooo:rsid="00345b85" officeooo:paragraph-rsid="00345b85" style:font-weight-asian="normal" style:font-weight-complex="normal"/>
    </style:style>
    <style:style style:name="P96" style:family="paragraph" style:parent-style-name="Standard" style:list-style-name="L5">
      <style:text-properties fo:font-weight="normal" officeooo:rsid="003634b2" officeooo:paragraph-rsid="003634b2" style:font-weight-asian="normal" style:font-weight-complex="normal"/>
    </style:style>
    <style:style style:name="P97" style:family="paragraph" style:parent-style-name="Standard" style:list-style-name="L5">
      <style:text-properties fo:font-weight="normal" officeooo:rsid="0038508e" officeooo:paragraph-rsid="0038508e" style:font-weight-asian="normal" style:font-weight-complex="normal"/>
    </style:style>
    <style:style style:name="P98" style:family="paragraph" style:parent-style-name="Standard" style:list-style-name="L7">
      <style:text-properties fo:font-weight="normal" officeooo:rsid="003e2958" officeooo:paragraph-rsid="003e2958" style:font-weight-asian="normal" style:font-weight-complex="normal"/>
    </style:style>
    <style:style style:name="P99" style:family="paragraph" style:parent-style-name="Standard" style:list-style-name="L8">
      <style:text-properties fo:font-weight="normal" officeooo:rsid="003f5f4d" officeooo:paragraph-rsid="003f5f4d" style:font-weight-asian="normal" style:font-weight-complex="normal"/>
    </style:style>
    <style:style style:name="P100" style:family="paragraph" style:parent-style-name="Standard" style:list-style-name="L9">
      <style:text-properties fo:font-weight="normal" officeooo:rsid="0041d33f" officeooo:paragraph-rsid="0041d33f" style:font-weight-asian="normal" style:font-weight-complex="normal"/>
    </style:style>
    <style:style style:name="P101" style:family="paragraph" style:parent-style-name="Standard" style:list-style-name="L10">
      <style:text-properties fo:font-weight="normal" officeooo:rsid="0046f735" officeooo:paragraph-rsid="0046f735" style:font-weight-asian="normal" style:font-weight-complex="normal"/>
    </style:style>
    <style:style style:name="P102" style:family="paragraph" style:parent-style-name="Standard">
      <style:text-properties fo:font-weight="normal" officeooo:rsid="004a915b" officeooo:paragraph-rsid="004a915b" style:font-weight-asian="normal" style:font-weight-complex="normal"/>
    </style:style>
    <style:style style:name="P103" style:family="paragraph" style:parent-style-name="Standard">
      <style:text-properties fo:font-weight="normal" officeooo:rsid="004caf77" officeooo:paragraph-rsid="004caf77" style:font-weight-asian="normal" style:font-weight-complex="normal"/>
    </style:style>
    <style:style style:name="P104" style:family="paragraph" style:parent-style-name="Standard">
      <style:text-properties fo:font-weight="normal" officeooo:rsid="00510657" officeooo:paragraph-rsid="00510657" style:font-weight-asian="normal" style:font-weight-complex="normal"/>
    </style:style>
    <style:style style:name="P105" style:family="paragraph" style:parent-style-name="Standard">
      <style:text-properties fo:font-weight="normal" officeooo:rsid="0053156c" officeooo:paragraph-rsid="0053156c" style:font-weight-asian="normal" style:font-weight-complex="normal"/>
    </style:style>
    <style:style style:name="P106" style:family="paragraph" style:parent-style-name="Standard">
      <style:text-properties fo:font-weight="normal" officeooo:rsid="00542e52" officeooo:paragraph-rsid="00542e52" style:font-weight-asian="normal" style:font-weight-complex="normal"/>
    </style:style>
    <style:style style:name="P107" style:family="paragraph" style:parent-style-name="Standard">
      <style:text-properties fo:font-weight="normal" officeooo:rsid="005578c2" officeooo:paragraph-rsid="005578c2" style:font-weight-asian="normal" style:font-weight-complex="normal"/>
    </style:style>
    <style:style style:name="P108" style:family="paragraph" style:parent-style-name="Standard">
      <style:text-properties fo:font-weight="normal" officeooo:rsid="005766b0" officeooo:paragraph-rsid="005766b0" style:font-weight-asian="normal" style:font-weight-complex="normal"/>
    </style:style>
    <style:style style:name="P109" style:family="paragraph" style:parent-style-name="Standard">
      <style:text-properties fo:font-weight="normal" officeooo:rsid="00593452" officeooo:paragraph-rsid="00593452" style:font-weight-asian="normal" style:font-weight-complex="normal"/>
    </style:style>
    <style:style style:name="P110" style:family="paragraph" style:parent-style-name="Standard">
      <style:text-properties fo:font-weight="normal" officeooo:rsid="005aacc6" officeooo:paragraph-rsid="005aacc6" style:font-weight-asian="normal" style:font-weight-complex="normal"/>
    </style:style>
    <style:style style:name="P111" style:family="paragraph" style:parent-style-name="Standard" style:list-style-name="L12">
      <style:text-properties fo:font-weight="normal" officeooo:rsid="005aacc6" officeooo:paragraph-rsid="005aacc6" style:font-weight-asian="normal" style:font-weight-complex="normal"/>
    </style:style>
    <style:style style:name="P112" style:family="paragraph" style:parent-style-name="Standard">
      <style:text-properties fo:font-weight="normal" officeooo:rsid="005be4fd" officeooo:paragraph-rsid="005be4fd" style:font-weight-asian="normal" style:font-weight-complex="normal"/>
    </style:style>
    <style:style style:name="P113" style:family="paragraph" style:parent-style-name="Standard" style:list-style-name="L1">
      <style:text-properties fo:font-weight="bold" officeooo:rsid="000f31c3" officeooo:paragraph-rsid="000f31c3" style:font-weight-asian="bold" style:font-weight-complex="bold"/>
    </style:style>
    <style:style style:name="P114" style:family="paragraph" style:parent-style-name="Standard" style:list-style-name="L3">
      <style:text-properties fo:font-weight="bold" officeooo:rsid="001d8c4b" officeooo:paragraph-rsid="001d8c4b" style:font-weight-asian="bold" style:font-weight-complex="bold"/>
    </style:style>
    <style:style style:name="P115" style:family="paragraph" style:parent-style-name="Standard" style:list-style-name="L5">
      <style:text-properties fo:font-weight="bold" officeooo:rsid="00324ec2" officeooo:paragraph-rsid="00324ec2" style:font-weight-asian="bold" style:font-weight-complex="bold"/>
    </style:style>
    <style:style style:name="P116" style:family="paragraph" style:parent-style-name="Standard" style:list-style-name="L5">
      <style:text-properties fo:font-weight="bold" officeooo:rsid="00324ec2" officeooo:paragraph-rsid="0033497a" style:font-weight-asian="bold" style:font-weight-complex="bold"/>
    </style:style>
    <style:style style:name="P117" style:family="paragraph" style:parent-style-name="Standard" style:list-style-name="L5">
      <style:text-properties fo:font-weight="bold" officeooo:rsid="003634b2" officeooo:paragraph-rsid="003634b2" style:font-weight-asian="bold" style:font-weight-complex="bold"/>
    </style:style>
    <style:style style:name="P118" style:family="paragraph" style:parent-style-name="Standard" style:list-style-name="L5">
      <style:text-properties fo:font-weight="bold" officeooo:rsid="0037fe60" officeooo:paragraph-rsid="0037fe60" style:font-weight-asian="bold" style:font-weight-complex="bold"/>
    </style:style>
    <style:style style:name="P119" style:family="paragraph" style:parent-style-name="Standard" style:list-style-name="L6">
      <style:text-properties fo:font-weight="bold" officeooo:rsid="003d8358" officeooo:paragraph-rsid="003d8358" style:font-weight-asian="bold" style:font-weight-complex="bold"/>
    </style:style>
    <style:style style:name="P120" style:family="paragraph" style:parent-style-name="Standard">
      <style:text-properties fo:font-weight="bold" officeooo:rsid="005766b0" officeooo:paragraph-rsid="005766b0" style:font-weight-asian="bold" style:font-weight-complex="bold"/>
    </style:style>
    <style:style style:name="P121" style:family="paragraph" style:parent-style-name="Standard" style:list-style-name="L11">
      <style:text-properties fo:font-weight="bold" officeooo:rsid="005766b0" officeooo:paragraph-rsid="005766b0" style:font-weight-asian="bold" style:font-weight-complex="bold"/>
    </style:style>
    <style:style style:name="P122" style:family="paragraph" style:parent-style-name="Standard">
      <style:text-properties fo:font-weight="bold" officeooo:rsid="00593452" officeooo:paragraph-rsid="00593452" style:font-weight-asian="bold" style:font-weight-complex="bold"/>
    </style:style>
    <style:style style:name="P123" style:family="paragraph" style:parent-style-name="Standard">
      <style:text-properties fo:font-weight="bold" officeooo:rsid="005aacc6" officeooo:paragraph-rsid="005aacc6" style:font-weight-asian="bold" style:font-weight-complex="bold"/>
    </style:style>
    <style:style style:name="P124" style:family="paragraph" style:parent-style-name="Standard">
      <style:text-properties fo:font-weight="bold" officeooo:rsid="005be4fd" officeooo:paragraph-rsid="005be4f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0b70" style:font-weight-asian="normal" style:font-weight-complex="normal"/>
    </style:style>
    <style:style style:name="T4" style:family="text">
      <style:text-properties fo:font-weight="normal" officeooo:rsid="0015df3a" style:font-weight-asian="normal" style:font-weight-complex="normal"/>
    </style:style>
    <style:style style:name="T5" style:family="text">
      <style:text-properties fo:font-weight="normal" officeooo:rsid="001732ac" style:font-weight-asian="normal" style:font-weight-complex="normal"/>
    </style:style>
    <style:style style:name="T6" style:family="text">
      <style:text-properties fo:font-weight="normal" officeooo:rsid="00237ad1" style:font-weight-asian="normal" style:font-weight-complex="normal"/>
    </style:style>
    <style:style style:name="T7" style:family="text">
      <style:text-properties fo:font-weight="normal" officeooo:rsid="002c90cb" style:font-weight-asian="normal" style:font-weight-complex="normal"/>
    </style:style>
    <style:style style:name="T8" style:family="text">
      <style:text-properties fo:font-weight="normal" officeooo:rsid="004cdcc7" style:font-weight-asian="normal" style:font-weight-complex="normal"/>
    </style:style>
    <style:style style:name="T9" style:family="text">
      <style:text-properties fo:font-weight="normal" officeooo:rsid="004ef8bf" style:font-weight-asian="normal" style:font-weight-complex="normal"/>
    </style:style>
    <style:style style:name="T10" style:family="text">
      <style:text-properties fo:font-weight="normal" officeooo:rsid="0053156c" style:font-weight-asian="normal" style:font-weight-complex="normal"/>
    </style:style>
    <style:style style:name="T11" style:family="text">
      <style:text-properties officeooo:rsid="000f8b1a"/>
    </style:style>
    <style:style style:name="T12" style:family="text">
      <style:text-properties officeooo:rsid="001d2967"/>
    </style:style>
    <style:style style:name="T13" style:family="text">
      <style:text-properties officeooo:rsid="002631c3"/>
    </style:style>
    <style:style style:name="T14" style:family="text">
      <style:text-properties officeooo:rsid="00273912"/>
    </style:style>
    <style:style style:name="T15" style:family="text">
      <style:text-properties officeooo:rsid="002999d9"/>
    </style:style>
    <style:style style:name="T16" style:family="text">
      <style:text-properties officeooo:rsid="003d8358"/>
    </style:style>
    <style:style style:name="T17" style:family="text">
      <style:text-properties officeooo:rsid="003e2d6d"/>
    </style:style>
    <style:style style:name="T18" style:family="text">
      <style:text-properties officeooo:rsid="0047c3e9"/>
    </style:style>
    <style:style style:name="T19" style:family="text">
      <style:text-properties officeooo:rsid="004aea21"/>
    </style:style>
    <style:style style:name="T20" style:family="text">
      <style:text-properties officeooo:rsid="004ef8bf"/>
    </style:style>
    <style:style style:name="T21" style:family="text">
      <style:text-properties officeooo:rsid="0053156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38">Si dividono in due categorie:</text:p>
      <text:list text:style-name="L1">
        <text:list-item>
          <text:p text:style-name="P85"><text:span text:style-name="T1">Restringimenti (stenosi): </text:span>Che possono essere improvvisi o cronici</text:p>
        </text:list-item>
        <text:list-item>
          <text:p text:style-name="P113">Indebolimento delle pareti dei vasi <text:span text:style-name="T11">(aneurismi)</text:span>: <text:span text:style-name="T2">Dilatazione/rottura.</text:span></text:p>
        </text:list-item>
      </text:list>
      <text:p text:style-name="P3">Arteriopatie:<text:span text:style-name="T2"> </text:span></text:p>
      <text:p text:style-name="P47">Si possono avere ostruzioni organiche o funzionali ed aneurismi.</text:p>
      <text:p text:style-name="P47">Si hanno patologie localizzate o di natura sistemica.</text:p>
      <text:p text:style-name="P47"/>
      <text:p text:style-name="P47">Esempi</text:p>
      <text:p text:style-name="P3"><text:span text:style-name="T2">Patologia degenerativa delle arterie di medio e grosso calibro: </text:span>displasia fibro-muscolare<text:span text:style-name="T2">.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47"/>
      <text:p text:style-name="P3">Sclerosi sistemica<text:span text:style-name="T2">: Patologia su base autoimmune, ci sono dei loci associati alla predisposizione genetica. Si ha l’attivazione delle cellule CD4 che stimolano le cellule muscolari a produrre matrice connettivale tramite citochine. Fenomeno di Raynoud. </text:span></text:p>
      <text:p text:style-name="P47"/>
      <text:p text:style-name="P47">Per capire l’eziopatogenesi si deve indagare al livello cellulare, nell’ultimo esempio si deve ricercare nella capacità delle cellule muscolari lisce di sintetizzare matrice.</text:p>
      <text:p text:style-name="P48">L’endotelio vascolare si attivano in condizioni diverse da quelle fisiologiche normali, purtroppo molte condizioni perturbano questi parametri causando l’attivazione endoteliale producendo alterazioni.</text:p>
      <text:p text:style-name="P48"/>
      <text:p text:style-name="P9">Componenti cellulari coinvolte nelle patologie vascolari:</text:p>
      <text:p text:style-name="P9">Cellule endoteliali:</text:p>
      <text:p text:style-name="P48"/>
      <text:p text:style-name="P49">Il flusso fisiologico laminare genera due forze sulla parete vascolare: shear parallelo al flusso e pressione applicata perpendicolarmente alla superficie, in caso di flusso turbolento si generano stress anomali. </text:p>
      <text:p text:style-name="P4"><text:span text:style-name="T2">In corrispondenza delle curvature e delle biforcazioni sono presenti moti turbolenti anche in condizioni fisiologiche. </text:span><text:span text:style-name="T3">Ad esempio nell’aorta si osservano cellule endoteliali allungate nella direzione del flusso dove il flusso si presenta laminare, e cellule più rotondeggianti “a </text:span><text:span text:style-name="T4">ciottolato</text:span><text:span text:style-name="T3">” dove il moto è turbolento.</text:span></text:p>
      <text:p text:style-name="P5"><text:span text:style-name="T3">N</text:span><text:span text:style-name="T2">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oft-page-break/><text:span text:style-name="T2">Le cellule endoteliali in corrispondenza dei flussi turbolenti hanno una produzione di NO più bassa e livelli di P65 più alti, sono già in condizioni fisiologiche più prone a progredire verso stati patologici, </text:span><text:span text:style-name="T5">ad esempio sviluppo di placche aterosclerotiche</text:span><text:span text:style-name="T2">.</text:span></text:p>
      <text:p text:style-name="P50"/>
      <text:p text:style-name="P7">Teoria dello Shear stress set point:</text:p>
      <text:p text:style-name="P39">A seconda della posizione le cellule endoteliali hanno meccanocettori organizzati diversamente per avere una tolleranza al flusso turbolento differente (sensibilità diversa agli stress).</text:p>
      <text:p text:style-name="P39"/>
      <text:p text:style-name="P8">Effetti del fumo di sigaretta:</text:p>
      <text:p text:style-name="P40">Influenzano l’endotelio tramite:</text:p>
      <text:list text:style-name="L2">
        <text:list-item>
          <text:p text:style-name="P86">Composti aromatici policiclici.</text:p>
        </text:list-item>
        <text:list-item>
          <text:p text:style-name="P86">ROS</text:p>
        </text:list-item>
        <text:list-item>
          <text:p text:style-name="P86">Metalli (Al, Pb, Cd, Cu, Ni) che possono produrre direttamente stress ossidativo oppure interagire con le proteine ed alterarne la funzione.</text:p>
        </text:list-item>
      </text:list>
      <text:p text:style-name="P40">La produzione di ROS può essere dovuta ad un aumento delle reazioni redox, all’aumento della NADPH ossidasi oppure al disaccoppiamento della eNOS che invece di produrre NO rilascia ROS.</text:p>
      <text:p text:style-name="P40">L’endotelio si attiva anche in condizioni di acidosi (es. metabolica ma soprattuto tissutale, indotta ad esempio dal danno da ischemia e riperfusione).</text:p>
      <text:p text:style-name="P40"/>
      <text:p text:style-name="P41">Il contatto con alti livelli di acidi grassi o colesterolo attiva alterazioni del fenotipo.</text:p>
      <text:p text:style-name="P41"/>
      <text:p text:style-name="P41">Contina e protratta attivazione endoteliale può far passare la situazione da compensazione a vera e propria disfunzione, che può arrivare fino alla morte della cellula endoteliale.</text:p>
      <text:p text:style-name="P41"/>
      <text:p text:style-name="P9">Cellule muscolari vascolari:</text:p>
      <text:p text:style-name="P41">Cellule mesenchimali che si possono comportare da fibroblasti quindi proliferare, muoversi e sintetizzare collagene, elastina, proteoglicani, ecc…</text:p>
      <text:p text:style-name="P41">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2">Transizione funzionale delle cellule muscolari che diventano miofibroblasti sotto lo stimolo di elementi profibrogenici.</text:span></text:p>
      <text:p text:style-name="P51"/>
      <text:p text:style-name="P11">Aterosclerosi:</text:p>
      <text:p text:style-name="P42">In realtà si tratta di una famiglia di manifestazioni patologiche.</text:p>
      <text:list text:style-name="L3">
        <text:list-item>
          <text:p text:style-name="P87"><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text:soft-page-break/>diabete. Nell’altro caso, quello <text:span text:style-name="T1">iperplasico</text:span> si ha una proliferazione anomale delle fibrocellule muscolari lisce. Si va incontro a necrosi fibrinoide. <text:span text:style-name="T12">(patologia necrotizzante della parete cellulare).</text:span></text:p>
        </text:list-item>
        <text:list-item>
          <text:p text:style-name="P88"><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114">Aterosclerosi<text:span text:style-name="T2">: Inspessimeno della tonaca intima dei vasi arteriosi, presenza di tipiche </text:span>placche ateromatose<text:span text:style-name="T2"> o </text:span>ateromi<text:span text:style-name="T2"> (poltiglia di detriti cellulari), malattia degenerativa progressiva, interessa solo le arterie di medio e grosso calibro, dove lo stress pressorio è maggiore.</text:span></text:p>
        </text:list-item>
      </text:list>
      <text:p text:style-name="P52">Il processo degenerativo inizia presto e dura anni, negli stadi iniziali prende il nome di stria lipidica, ed è un accumulo di colesterolo nelle cellule endoteliali.</text:p>
      <text:p text:style-name="P43">Un fattore di rischio per la aterosclerosi è il sesso maschile, si pensa a causa dei livelli di estrogeni.</text:p>
      <text:p text:style-name="P43"/>
      <text:p text:style-name="P12">Ipercolesterolemie:</text:p>
      <text:p text:style-name="P43">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44">Può aumentare anche in caso di mutazione dell’apolipoproteina E.</text:p>
      <text:p text:style-name="P45">Eccesso di colesterolemia porta a ateromi (accumulo nella parete vascolare) e xantomi (accumulo a livello del connettivo, derma e tendini).</text:p>
      <text:p text:style-name="P46">Quando si accumulano LDL in posizioni non fisiologiche (ad esempio l’interstizio che ha caratteristiche più ossidanti rispetto al plasma) tendono ad ossidarsi e vengono riconosciute come DAMPs.</text:p>
      <text:p text:style-name="P46">Le HDL lavorano per rimuovere colesterolo dalle pareti arteriose.</text:p>
      <text:p text:style-name="P46"/>
      <text:p text:style-name="P53">Fattori genetici che influenzano l’aterosclerosi: oltre 200 loci coinvolti, tra cui recettori, rimodellamento vascolare, ecc…</text:p>
      <text:p text:style-name="P53">I fattori di rischio si possono far risalire a processi di natura infiammatoria o a disturbi della concentrazione di lipoproteine.</text:p>
      <text:p text:style-name="P53"/>
      <text:p text:style-name="P13">Iper-omocisteinemia</text:p>
      <text:p text:style-name="P53">Intermedio nella interconversione tra cisteina e metionina, le reazioni di conversione dipendono da cofattori vitaminici, nello specifico B6, B12 e folato.</text:p>
      <text:p text:style-name="P53">Tra le cause si possono avere alterazioni degli enzimi o carenze dei cofattori, difetti nello smaltimento (insufficienza renale), patologie neoplasiche, ecc…</text:p>
      <text:p text:style-name="P53">L’omocisteina ha un gruppo redox attivo che può andare incontro a reazioni di auto-ossidazione, attivare NAPH-ossidasi, disaccoppiamento NOS, che forma ROS invece che NO.</text:p>
      <text:p text:style-name="P53">L’omocisteina può legare NO, con l’effetto complessivo di ridurre il NO circolante, ne derivano proliferazione delle cellule muscolari lisce ed attivazione piastrinica.</text:p>
      <text:p text:style-name="P53"><text:soft-page-break/>Contemporaneamente l’arginina è convertita in un intermedio che è poi degradato da un’idrolasi, tale idrolasi è inibita dalle condizioni ossidative portando ad accumulo dell’intermedio, il quale a sua volta inibisce la sintesi di NO.</text:p>
      <text:p text:style-name="P53">Nel complesso l’iper-omocisteinemia porta a riduzione della disponibilità di NO.</text:p>
      <text:p text:style-name="P53"/>
      <text:p text:style-name="P13">Lp(A):</text:p>
      <text:p text:style-name="P53">Derivato delle LDL modificate tramite legame dell’APO-B100 con una molecola di APO-A.</text:p>
      <text:p text:style-name="P53">L’APO-A legata all’LDL ha una coda di lunghezza variabile di composizione varia, più è lunga questa coda più è facile che la Lp(A) rimanga bloccata dentro all’epatocita. La lunghezza della coda di APO-A dipende da polimorfismi genetici.</text:p>
      <text:p text:style-name="P53">I livelli di APO-A sono correlati a malatia coronarica o cerebrovascolare indipendentemente dai livelli di LDL e di colesterolo.</text:p>
      <text:p text:style-name="P53">La coda di APO-A è simile al plasminogeno, inibendo il processo di fibrinolisi.</text:p>
      <text:p text:style-name="P53">Inoltre Lp(A) sembra più prona ad andare incontro a fenomeni ossidativi.</text:p>
      <text:p text:style-name="P53"/>
      <text:p text:style-name="P53">Patologie come diabete, alcolismo, nefrosi (vedi Pompella) o ipotiroidismo facilitano lo sviluppo di aterosclerosi.</text:p>
      <text:p text:style-name="P53"/>
      <text:p text:style-name="P13">Com fa l’ipotiroidismo ad essere associato a dis-lipoproteinemie?</text:p>
      <text:p text:style-name="P53">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53"/>
      <text:p text:style-name="P14">Associazione ad estrogeni:</text:p>
      <text:p text:style-name="P54">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54"/>
      <text:p text:style-name="P14">Patogenesi dell’aterosclerosi</text:p>
      <text:p text:style-name="P54">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54">Riassumendo:</text:p>
      <text:p text:style-name="P54">Endotelio attivato → aumento di permeabilità → extravasazione di LDL → accumulo di LDL ossidae e leucociti nell’intima → in qualche modo proliferano le fibrocellule muscolari.</text:p>
      <text:p text:style-name="P54"/>
      <text:p text:style-name="P54">All’inizio la malattia aterosclerotica si presenta come strie lipidiche.</text:p>
      <text:p text:style-name="P54"><text:soft-page-break/>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54">Nell’intima stanno migrando cellule muscolari dalla media che vanno incontro a trans-differenziazione diventando fibroblasti ed assumono attività fagocitaria diventando anch’esse cellule schiumose.</text:p>
      <text:p text:style-name="P54">Nella placca matura il danno tissutalle induce processo infiammatorio, contemporaneamente le fibrocellule muscolari producono matrice nel tentativo di riparazione. </text:p>
      <text:p text:style-name="P54">Nella tonaca intima si distingue un core necrotico rivestito da matrice prodotta nel tentativo di riparazione (cappuccio fibroso).</text:p>
      <text:p text:style-name="P54">La placca accumula semprepiù materiale necrotico restringengo il lume del vaso. Il restringimento del lume disturba il flusso ematico che diventa turbolento e a sua volta produce alterazioni endoteliali (circolo vizioso).</text:p>
      <text:p text:style-name="P54">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54"/>
      <text:p text:style-name="P54">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54">I macrofagi si differenziano in vari fenotipi: quelli che hanno attività fagocitaria (M1) si trovano per lo più al centro della placca, all’esterno si trovano più macrofagi M2, che tentano di riparare il tessuto.</text:p>
      <text:p text:style-name="P54"/>
      <text:p text:style-name="P14">Tipologie di placche:</text:p>
      <text:p text:style-name="P54">Da un putno di vista morfologico si possono avere placche eccentriche (solo da un lato della parete) oppure concentrica (che interessa tutta la parete).</text:p>
      <text:p text:style-name="P14">Placca vulnerabile: <text:span text:style-name="T2">Condizione infiammatoria molto attiva, core necrotica grossa che preme cotro il cappuccio fibroso, risente delle alterazioni di flusso.</text:span></text:p>
      <text:p text:style-name="P14">Placca stabile: <text:span text:style-name="T2">Core con infiammazione più debole, meno prona a rompersi.</text:span></text:p>
      <text:p text:style-name="P54"/>
      <text:p text:style-name="P54">Nella placca instabile si ha più probabilità di rottura o di morte endoteliale con esposizione di molecole sottoendoteliali altamente trombogeniche.</text:p>
      <text:p text:style-name="P14">Erosione:<text:span text:style-name="T2"> perdite di endotelio, cascata coagulativa, </text:span><text:span text:style-name="T6">trombosi</text:span><text:span text:style-name="T2">, può diventare </text:span><text:span text:style-name="T6">embolia</text:span><text:span text:style-name="T2"> se si staccano frammenti.</text:span></text:p>
      <text:p text:style-name="P14">Fissurazione:<text:span text:style-name="T2"> rotura del cappuccio fibroso, sversamento del core necrotico in circolo, materiale altamente infiammatorio e trombogenico, </text:span><text:span text:style-name="T6">embolia</text:span><text:span text:style-name="T2">.</text:span></text:p>
      <text:p text:style-name="P54"><text:soft-page-break/></text:p>
      <text:p text:style-name="P55">Non è infrequente che il trombo sia incluso nella parete arteriosa, ulteriore restringimento del lume del vaso.</text:p>
      <text:p text:style-name="P55">All’interno della placca si possono formare precipitazioni di calcio oppure nuovi vasi sanguigni, molto permeabili e fragili, iniziano a far accumulare nella placca anche eritrociti ed elementi figurati del sangue (emorragia intra-placca). La spinta all’angiogenesi è data dall’ipossia, causata dall’inspessimento della tonaca intima che impedisce il passaggio di ossigeno dal lume.</text:p>
      <text:p text:style-name="P55">Altro danno dovuto all’ipossia della tonaca media è la vasodilatazione e cedimento della parete vasale (aneurisma).</text:p>
      <text:p text:style-name="P55">Anche la fessurazione può indurre emorragia intraplacca, stavolta dal lume del vaso, rendendo la placca più prona alla rottura.</text:p>
      <text:p text:style-name="P55">Trombosi e aneurismi sono in realtà gli stadi terminali della malattia aterosclerotica, nelle prime fasi è del tutto asintomatica.</text:p>
      <text:p text:style-name="P55"/>
      <text:p text:style-name="P56">In caso di placca instabile si può avere trombosi/embolia, nel caso di patologia coronarica ad esempio si ha angina stabile, instabile e nei casi più gravi infarto del miocardio.</text:p>
      <text:p text:style-name="P56">In caso di placca stabile il restringimento del lume può tradursi in occlusione completa in presenza di fattori pro-vasocostrittori (fattori dell’infiammazione oppure catecolamine), ad esempio infarto del miocardio a seguito di forti emozioni.</text:p>
      <text:p text:style-name="P56"/>
      <text:p text:style-name="P56">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56"/>
      <text:p text:style-name="P15">Cosa distingue una placca vulnerabile?</text:p>
      <text:list text:style-name="L4">
        <text:list-item>
          <text:p text:style-name="P90">Volume relativamente elevato.</text:p>
        </text:list-item>
        <text:list-item>
          <text:p text:style-name="P90">Rimodellamento verso l’esterno.</text:p>
        </text:list-item>
        <text:list-item>
          <text:p text:style-name="P90">Grande nucleo lipidico composto da cristalli di colesterolo.</text:p>
        </text:list-item>
        <text:list-item>
          <text:p text:style-name="P90">Infiammazione. (molto importante).</text:p>
        </text:list-item>
      </text:list>
      <text:p text:style-name="P57"/>
      <text:p text:style-name="P15">Aneurismi</text:p>
      <text:p text:style-name="P57">Dilatazione patologica circoscritta di tutta la parete di un vaso sanguigno. Di natura congenita o acquisita.</text:p>
      <text:p text:style-name="P57">Si dividono in sacciformi se interessano solo una parte della parete o fusiformi se interessano tutta la circonferenza. <text:span text:style-name="T13">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4">Aterosclerosi, ipertensione, infezioni possono causare stato di infiammazione e stress ossidativo che portano a polimorfismi delle metalloproteasi </text:span><text:soft-page-break/><text:span text:style-name="T14">e produzione di citochine che inducono apoptosi delle VSMC (???) e alterata sintesi della matrice extracellulare.</text:span></text:p>
      <text:p text:style-name="P58">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58">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59">Indipendentemente dalla causa si ha perdita di funzionalità delle cellule muscolari della parete. Quando la parete si assottiglia non riesce più a contrastare la pressione luminale e si allarga sempre più fino alla eventuale rotture.</text:p>
      <text:p text:style-name="P59">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60">Si parla di aneurisma solo quando si ha assottigliamento della parete. Va distinto da altre condizione, come le dissecazioni: infiltrazioni di sangue nella tonaca intima che può espandersi fino a formare un “falso canale” che in caso di cronicizzazione si riveste di cellule endoteliali e nei casi migliori sbocca di nuovo nel lume. <text:span text:style-name="T15">Può degenerare con conseguenze molto gravi, come ad esempio il tamponamento cardiaco.</text:span></text:p>
      <text:p text:style-name="P60"/>
      <text:p text:style-name="P16">Pseudoaneurismi:<text:span text:style-name="T2"> Cedimento della parete del vaso (non assottigliamento) con accumulo di ematoma perivascolare contenuto dal tessuto perivascolare o dalla tonaca avventizia del vaso.</text:span></text:p>
      <text:p text:style-name="P63"/>
      <text:p text:style-name="P17">Flebopatie</text:p>
      <text:p text:style-name="P61">Si possono avere problemi di natura occlusiva (trombosi) o di natura dilatativa (varici).</text:p>
      <text:p text:style-name="P17">Varici:<text:span text:style-name="T2">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8"><text:span text:style-name="T2">Le sedi più diffuse sono gli arti inferiori (vene superficiali) oppure in caso di ipertensione portale i sistemi che drenano nella vena porta, es. vene esofagee. </text:span><text:span text:style-name="T7">È abbastanza raro che le vene superficiali generino emboli ma può succedere.</text:span></text:p>
      <text:p text:style-name="P64"/>
      <text:p text:style-name="P19">Trombosi venosa profonda: <text:span text:style-name="T2">Possono essere causate dalle stesse cause delle varici, da difetti nella cascata coagulativa, stasi, traumi e malattie infiammatorie, sindrome paraneoplastica, anemia falciforme, età avanzata.</text:span></text:p>
      <text:p text:style-name="P65"><text:soft-page-break/></text:p>
      <text:p text:style-name="P20">Fisiopatologia dell’emostasi e del circolo</text:p>
      <text:p text:style-name="P62">Deficit del sistema emostatico → manifestazioni emorragiche.</text:p>
      <text:p text:style-name="P62">Eccessiva attività del sistema emostatico → manifestazioni trombotiche.</text:p>
      <text:p text:style-name="P20">Cause dell’emorragia: <text:span text:style-name="T2">trauma, eccesso di fibrinolisi, alterazione delle piastrine, deficit di coagulazione, fragilità vascolare (non ai livelli dell’aneurisma, qui si parla di emorragie più contenute). </text:span></text:p>
      <text:list text:style-name="L5">
        <text:list-item>
          <text:p text:style-name="P91">Cause dovute alla fragilità vascolare: sepsi o endocarditi infettive inducono sepsi con conseguenti vasculiti (possono essere prodotti dai patogeni stessi o dalla reazione del sistema immunitario in risposta all’infezione) e CID. </text:p>
          <text:p text:style-name="P91">La vsculite può anche essere dovuta a reazioni a farmaci. </text:p>
          <text:p text:style-name="P91">Un caso particolare è la porpora di Schonlein-Henoch di solito di origine virale, caratterizzata da accumulo di materiale contenete IgA.</text:p>
          <text:p text:style-name="P91">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92">Porpore si possono produrre anche nella sindrome di Cushing a causa dell’accelerata degradazione proteica (sono degradate anche le proteine che formano la parete dei vasi).</text:p>
          <text:p text:style-name="P115"><text:span text:style-name="T2">Cause genetiche: </text:span>Teleangectasia emprragica ereditaria:<text:span text:style-name="T2"> Polimorfismi di BMP9 o mutazioni del recettore che (???) producono fragilità vascolare.</text:span></text:p>
        </text:list-item>
        <text:list-item>
          <text:p text:style-name="P92">Cause di origine emostatica: </text:p>
          <text:list>
            <text:list-item>
              <text:p text:style-name="P115"><text:span text:style-name="T2">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2">, collegata alla catena pesante 9 della miosina, si presenta con mega-trombocitopenia.</text:span></text:p>
              <text:p text:style-name="P116"><text:span text:style-name="T2">Altra malattia genetica che causa trombocitopenia è la </text:span>Sindrome di Wiskott-Aldricht<text:span text:style-name="T2">, deficit di proteina WASP che si presenta con microtrombocitopenia ed immunodeficienza.</text:span></text:p>
            </text:list-item>
            <text:list-item>
              <text:p text:style-name="P93">Trombocitopenie da aumentata distruzione: </text:p>
              <text:list>
                <text:list-item>
                  <text:p text:style-name="P94">Porpora immune trombocitopenica: autoanticorpi contro GpIb e GpIIb che portano ad attivazione del complemento (lisi intravascolare), opsonizzazione. Si presenta in due forme: forma cronica generalmente benigna e forma acuta che può produrre emorragie cerebrali. Nel caso di HIV (???) la trombocitopenia è molto più grave perché può infettare direttamente i megacariociti.</text:p>
                </text:list-item>
                <text:list-item>
                  <text:p text:style-name="P95">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96"><text:soft-page-break/>Attivazione del complemento e lisi diretta (emoglobinuria parossistica notturna).</text:p>
                </text:list-item>
              </text:list>
            </text:list-item>
            <text:list-item>
              <text:p text:style-name="P96">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117">Porpora trombotica trombocitopenica:<text:span text:style-name="T2">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118">Sindrome emolitico-uremica<text:span text:style-name="T2">: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97">Alterata distribuzione nell’organismo: sequestro splenico </text:p>
            </text:list-item>
          </text:list>
        </text:list-item>
      </text:list>
      <text:p text:style-name="P66">All’opposto delle trombocitopenie ci sono le <text:span text:style-name="T1">trombocitosi,</text:span> che si dividono in primitive o secondarie.</text:p>
      <text:p text:style-name="P66">Tra le primarie si hannole sindromi mieloproliferative. Tra le secondarie emorragie, anemie ferro-prive, splenectomia, infiammazione cronica, neoplasie gastriche o polmonari.</text:p>
      <text:p text:style-name="P66"/>
      <text:p text:style-name="P67">La terza categoria di difetti piastrinici sono le <text:span text:style-name="T1">trombocitopatie, </text:span>ovvero difetti di funzione.</text:p>
      <text:p text:style-name="P67">Qualsiasi passaggio dell’attivazione piastrinica può essere oggetto di una trombicitopatia, da difetti del VWf a difetti di GP1b, <text:s/>GP2b, GP3a, ecc…</text:p>
      <text:p text:style-name="P67">Altri bersagli sono i granuli, carenza di questi ultimi, anomalie di formazione o difetti nel loro contenuto.</text:p>
      <text:p text:style-name="P68">Altri difetti ancora sono le dimensioni troppo piccole o troppo grandi.</text:p>
      <text:p text:style-name="P67">Per lo più si tratta di patologie genetiche autosomiche recessive. </text:p>
      <text:p text:style-name="P68">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6">a</text:span>d esempio antinfiammatori non steroidei).</text:p>
      <text:p text:style-name="P69">Anche nel caso di trombocitopatie si hanno manifestazioni di natura emorragica.</text:p>
      <text:p text:style-name="P21">Malattie emorragiche ereditarie:</text:p>
      <text:list text:style-name="L6">
        <text:list-item>
          <text:p text:style-name="P119">Emofilia A:<text:span text:style-name="T2"> carenza di fattore VIII.</text:span></text:p>
        </text:list-item>
        <text:list-item>
          <text:p text:style-name="P119">Emofilia B: <text:span text:style-name="T2">carenza di fattore IX.</text:span></text:p>
        </text:list-item>
        <text:list-item>
          <text:p text:style-name="P119">Malattia di von Willebrand</text:p>
        </text:list-item>
        <text:list-item>
          <text:p text:style-name="P119">Carenze di altri fattori</text:p>
        </text:list-item>
      </text:list>
      <text:p text:style-name="P69">Si tratta di condizioni che si presentano con vari gradi di gravità.</text:p>
      <text:p text:style-name="P69"><text:soft-page-break/>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70">Si presenta in varie forme:</text:p>
      <text:list text:style-name="L7">
        <text:list-item>
          <text:p text:style-name="P98"><text:span text:style-name="T17">T</text:span>ipo I: Difetto quantitativo, riduzione lieve dell’espressione dei multimeri.</text:p>
        </text:list-item>
        <text:list-item>
          <text:p text:style-name="P98">Tipo II: Difetto qualitativo, ridotta capacità di legare piastrine.</text:p>
        </text:list-item>
        <text:list-item>
          <text:p text:style-name="P98">Tipo III: Difetto quantitativo grave, &lt; 10%.</text:p>
        </text:list-item>
        <text:list-item>
          <text:p text:style-name="P98">Tipo IIB: Aumentata affinità per le piastrine, trombocitopenia.</text:p>
        </text:list-item>
      </text:list>
      <text:p text:style-name="P71">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71"/>
      <text:p text:style-name="P71">Esempio di sindrome di vW acquisita: <text:span text:style-name="T1">sindrome di Heyde</text:span></text:p>
      <text:p text:style-name="P71">Caratterizzata da due aspetti: calcificazione e stenosi della valvola aortica e angiodisplasia intestinale.</text:p>
      <text:p text:style-name="P71">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72">Sindromi coagulative si hanno nell’amiloidosi da catene leggere perché in questo caso si accumulano fibrille in posizione perivascolare le quali sequestrano il fattore X della coagulazione.</text:p>
      <text:p text:style-name="P72"/>
      <text:p text:style-name="P73">In caso di sindromi emorragiche si hanno emorragie anche in caso di rotture di piccoli vasi dovute a traumi minori.</text:p>
      <text:p text:style-name="P73"/>
      <text:p text:style-name="P22">Alterazioni del sistema fibrinolitico</text:p>
      <text:p text:style-name="P73">Si può avere esagerata fibrinolisi che porta verso sindromi emorragiche, oppure insufficiente fibrinolisi che porta verso malattie trombotiche.</text:p>
      <text:list text:style-name="L8">
        <text:list-item>
          <text:p text:style-name="P99">CID: Coagulazione Intravascolare Disseminata.</text:p>
        </text:list-item>
        <text:list-item>
          <text:p text:style-name="P99">Sindromi iperfibrinolitiche: polimorfismi di vari fattori, patologie abbastanza rare.</text:p>
        </text:list-item>
      </text:list>
      <text:p text:style-name="P73"/>
      <text:p text:style-name="P23">Trombosi</text:p>
      <text:p text:style-name="P74">Triade di Virchow. </text:p>
      <text:p text:style-name="P75">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100"><text:soft-page-break/>Turbolenza: trombosi arteriosa e cardiaca.</text:p>
        </text:list-item>
        <text:list-item>
          <text:p text:style-name="P100">Stasi: trombosi venosa.</text:p>
        </text:list-item>
      </text:list>
      <text:p text:style-name="P75">Aneurismi, infarti, ecc… possono causare disturbi del flusso che inducono trombosi.</text:p>
      <text:p text:style-name="P75"/>
      <text:p text:style-name="P76">Stati di ipercoagulabilità possono derivare da cause primitive (genetiche) o secondarie (acquisite) come ad esempio immobilità, infarto, patologie neoplastiche.</text:p>
      <text:p text:style-name="P76">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76">Un’altra mutazione può interessare il fattore II, che porta incremento del rischio di 5-7 volte.</text:p>
      <text:p text:style-name="P77">Sedi di trombosi possono essere: la parete di grossi vasi come l’aorta (trombi murali) oppure le valvole cardiache (vegetazioni). Le vegetazioni hanno tendenza a distaccare frammenti. </text:p>
      <text:p text:style-name="P77"/>
      <text:p text:style-name="P24">Coagulazione Intravascolare Disseminata</text:p>
      <text:p text:style-name="P77">Comprende sia manifestazioni trombotiche che emorragiche con alterazioni in praticamente tutti gli stadi della cascata coagulativa.</text:p>
      <text:p text:style-name="P77">Si ha in caso di rilascio importante di fattore tissutale (danno tissutale) o esteso danno endoteliale.</text:p>
      <text:p text:style-name="P78">Le cause possono essere varie, dalle emergenze di tipo ostetrico, trasfusione con sangue incompatibile o danneggiato perché conservato male, tumori, setticemie, importanti fenomeni necrotici.</text:p>
      <text:p text:style-name="P78"/>
      <text:p text:style-name="P78">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78"/>
      <text:p text:style-name="P78">La CID può evolvere in molti modi diversi, a seconda di fattori come l’origine può indirizzarsi verso manifestazioni principalmente trombotiche o principalmente emorragiche.</text:p>
      <text:p text:style-name="P78"/>
      <text:p text:style-name="P79">L’endotossina prodotta in caso di setticemia da Gram- può indurre una CID.</text:p>
      <text:p text:style-name="P79"/>
      <text:p text:style-name="P79">In caso di CID che evolve verso emorragia si hanno ecchimosi, ematomi estesi, ematura.</text:p>
      <text:p text:style-name="P79">In caso di sindrome trombotica si ha sindrome da distress respiratorio, danni cerebrali sanguinamento gastrointestinale, insufficienza renale acuta.</text:p>
      <text:p text:style-name="P79"/>
      <text:p text:style-name="P79"><text:soft-page-break/>Se il trombo/embolo è di origine arteriosa si ha di solito patologia di tipo ischemico/infarto, se ha origine venosa si ha più frequentemente embolia polmonare.</text:p>
      <text:p text:style-name="P79"/>
      <text:p text:style-name="P80">Le sorgenti degli emboli possono essere varie: gassose, cellule fetali che raggiungono il circolo della madre, accumuli circolanti di cellule neoplastiche, materiale di origine midollare che si libera in caso di frattura.</text:p>
      <text:p text:style-name="P80"/>
      <text:p text:style-name="P25">Cause di infarto</text:p>
      <text:list text:style-name="L10">
        <text:list-item>
          <text:p text:style-name="P101">Vasospasmo locale.</text:p>
        </text:list-item>
        <text:list-item>
          <text:p text:style-name="P101">Emorragia intra-placca.</text:p>
        </text:list-item>
        <text:list-item>
          <text:p text:style-name="P101">Compressione di un vaso.</text:p>
        </text:list-item>
        <text:list-item>
          <text:p text:style-name="P101">Torsione di un vaso.</text:p>
        </text:list-item>
        <text:list-item>
          <text:p text:style-name="P101">Rottura traumatica di un vaso.</text:p>
        </text:list-item>
      </text:list>
      <text:p text:style-name="P80">L’evento ischemico dipende dalla velocità con la quale si sviluppa l’occlusione del vaso e dalla disponibilità di collaterali.</text:p>
      <text:p text:style-name="P81">Si parla di infarti bianchi quando la manifestazione coinvolge il sistema arterioso o quando si considera un organo solido e di infarto rosso quando coinvolge il comparto venoso oppure quando si parla di un tessuto molle.</text:p>
      <text:p text:style-name="P81">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18">L’infarto circonferenziale subendocardico può derivare da una riduzione dell’apporto di sangue ossigenato, ad esempio in caso di shock.</text:span></text:p>
      <text:p text:style-name="P26">Fisiopatologia delle cellule del sangue</text:p>
      <text:p text:style-name="P27">Anemia:<text:span text:style-name="T2"> diminuzione della quantità totale di emoglobina.</text:span></text:p>
      <text:p text:style-name="P82">Si possono dividere in 3 categorie:</text:p>
      <text:p text:style-name="P27">Diminuita produzione:<text:span text:style-name="T2"> carenza di Fe, EPO, ecc...</text:span></text:p>
      <text:p text:style-name="P27">Perdita diretta: <text:span text:style-name="T2">emorragie.</text:span></text:p>
      <text:p text:style-name="P27">Aumentata distruzione</text:p>
      <text:p text:style-name="P27"/>
      <text:p text:style-name="P82">Dal punto di vista morfologico si classificano in macrocitemie, microcitemie a normocitemie.</text:p>
      <text:p text:style-name="P82">Dal punto di vista della quantità di emoglobina presente all’interno degli eritrociti si classificano eritrociti ipocromici, normocromici ed ipercromici.</text:p>
      <text:p text:style-name="P82"/>
      <text:p text:style-name="P28">Carenza di ferro:</text:p>
      <text:p text:style-name="P83">Incrementata utilizzazione (gravidanza, rapisa crescita).</text:p>
      <text:p text:style-name="P83">Aumentate perdite (Emorragie, mestruazioni, <text:span text:style-name="T19">emolisi</text:span>).</text:p>
      <text:p text:style-name="P83">Diminuito apporto (Diete ricche di cereali e povere di carne, ridotta sintesi di transferrina).</text:p>
      <text:p text:style-name="P29">Epcidina:<text:span text:style-name="T2"> Proteina prodotta dal fegato quando i livelli epatici di ferro sono normali, riduce l’assorbimento intestinale ed evita che i macrofagi che degradano i globuli rossi rilascino ferro in circolo.</text:span></text:p>
      <text:p text:style-name="P29">Anemia sideropenica o sideropriva:<text:span text:style-name="T2"> porta ad anemia ipocromica microcitica.</text:span></text:p>
      <text:p text:style-name="P30"><text:span text:style-name="T2">L’epcidina viene anche prodotta nella fase acuta dell’infiammazione </text:span><text:span text:style-name="T8">(perché riducendo il livello di ferro ostacola l’attività microbica)</text:span><text:span text:style-name="T2">. In caso di indiammazione sistemica persistente si ha aumento della produzione di epcidina che riduce il ferro sierico e la produzione di eritropoietina.</text:span></text:p>
      <text:p text:style-name="P103">L’interazione tra le vie di segnalazione di epcidina ed eritropoietina fa sì che l’abbondanza di epcidina porti a riduzione della produzione di eritropoietina e viceversa.</text:p>
      <text:p text:style-name="P30"><text:span text:style-name="T2"/></text:p>
      <text:p text:style-name="P31">Anemie da perdita emorragica: <text:span text:style-name="T2">causata sia da emorragie acute che croniche. </text:span></text:p>
      <text:p text:style-name="P31"><text:span text:style-name="T2"/></text:p>
      <text:p text:style-name="P31">Anemie sideroblastiche:<text:span text:style-name="T2"> Difetti nella sintesi dell’eme, si dividono in primarie (mutazioni genetiche) e secondarie (farmaci, intossicazioni, carenze vitaminiche, neoplasie). </text:span><text:span text:style-name="T9">Caratteristica è la presenza di “</text:span><text:span text:style-name="T20">sideroblasti ad anello</text:span><text:span text:style-name="T9">”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31"><text:span text:style-name="T9"/></text:p>
      <text:p text:style-name="P32">Anemie aplastiche: <text:span text:style-name="T2">disturbi a carico del midollo osseo: idiopatica (eziologia non spiegata, 2/3 dei casi), dovuta a radiazioni ionizzanti, farmaci, agenti chimici, virus, fattori genetici.</text:span></text:p>
      <text:p text:style-name="P32"><text:span text:style-name="T2"/></text:p>
      <text:p text:style-name="P32"><text:soft-page-break/>Pure Red Cell Aplasia</text:p>
      <text:p text:style-name="P84">Può essere dovuta a timoma (tumore raro al timo che si associa in alcuni casi a fenomeni autoimmuni), può capitare che porti alla produzioni di anticorpi anti-eritrociti.</text:p>
      <text:p text:style-name="P84">Infezione virale: alcuni virus (es. B19) possono infettare i precursori degli eritrociti.</text:p>
      <text:p text:style-name="P84">Cause intrinseche: es. sindrome di Blackfan-Diamond.</text:p>
      <text:p text:style-name="P84"/>
      <text:p text:style-name="P33">Anemie mieloftisiche:<text:span text:style-name="T2"> Possono essere il risultato di leucemia, mieloma multiplo, metastasi da carcinomi, malattia granulomatosa, mielofibrosi.</text:span></text:p>
      <text:p text:style-name="P104">L’alterazioe del midollo e fibrosi porta ad alterazioni dei meccanismi di rilascio di globuli rossi e leucociti.</text:p>
      <text:p text:style-name="P33"><text:span text:style-name="T2"/></text:p>
      <text:p text:style-name="P34">Alterazioni della maturazione:<text:span text:style-name="T2"> Riduzione di EPO, ridotto numero di globuli rossi, ridotto trasporto di ossigeno.</text:span></text:p>
      <text:p text:style-name="P34"><text:span text:style-name="T2">Es. </text:span>anemie megaloblastiche:<text:span text:style-name="T2"> carenza di vitamina B12 o di acido folico, l’acido folico serve come cofattore per alcuni enzimi coinvolti nella sintesi di basi azotate. La carenza di vitamina B12 porta anche ad accumulo di omocisteina e malattie cardiovascolari. Es, </text:span>anemia perniciosa<text:span text:style-name="T2"> attacco autoimmune delle cellule parietali della mucosa gastrica, carenza di fattore antipernicioso intrinseco (si possono avere anche autoanticorpi contro il fattore stesso).</text:span></text:p>
      <text:p text:style-name="P34"><text:span text:style-name="T2"/></text:p>
      <text:p text:style-name="P34"><text:span text:style-name="T2">Frequentemente nei soggetti con ipotiroidismo si ha anemia, si può avere anemia </text:span>normocitica<text:span text:style-name="T2"> (pochi RBC ma di forma regolare) perché gli ormoni tiroidei impattano sulla produzione di EPO.</text:span> <text:span text:style-name="T21">Microcitica</text:span><text:span text:style-name="T10"> perchè</text:span> <text:span text:style-name="T2">facilitano mestruazioni abbondanti (controllano gli ormoni) e riducono la produzione acida dello stomaco (problemi nell’assorbimento di Fe). Oppure si può avere anemia </text:span>macrocitica<text:span text:style-name="T2"> quando l’ipotiroidismo è su base autoimmune, in questo casi si possono avere anche autoanticorpi contro la mucosa gastrica.</text:span></text:p>
      <text:p text:style-name="P34"><text:span text:style-name="T2"/></text:p>
      <text:p text:style-name="P35">Anemie emolitiche: </text:p>
      <text:p text:style-name="P105">Emivita ridotta dei globuli rossi, dovuti a:</text:p>
      <text:p text:style-name="P35">Difetti interni al globulo rosso:<text:span text:style-name="T2">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35">Anomalie di membrana</text:p>
      <text:p text:style-name="P35">Fattori estrinseci</text:p>
      <text:p text:style-name="P35"><text:span text:style-name="T2"/></text:p>
      <text:p text:style-name="P105">Porta ad aumento di EPO, emopoiesi extramidollare e colelitiasi. </text:p>
      <text:p text:style-name="P106">I globuli rossi possono danneggiarsi (emolisi intravascolare) dal passaggio attraverso vie impervie o protesi valvolari meccaniche.</text:p>
      <text:p text:style-name="P106">Anche traumi ripetuti possono portare a danneggiamento degli elementi figurati del sangue (es. maratona, karate, suonare il bongo).</text:p>
      <text:p text:style-name="P36"><text:soft-page-break/><text:span text:style-name="T2">Altra causa ancora di anemia emolitica possono essere le ustioni.</text:span></text:p>
      <text:p text:style-name="P36"><text:span text:style-name="T2"/></text:p>
      <text:p text:style-name="P36">Emoglobinuria parossistica notturna:<text:span text:style-name="T2">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36"><text:span text:style-name="T2"/></text:p>
      <text:p text:style-name="P37">Anemie immunoemolitiche:<text:span text:style-name="T2"> produzione di autoanticorpi contro i globuli rossi, cause varie, le tipologie di anticorpi coinvolte sono diverse che si riflettono in diversi quadri clinici.</text:span></text:p>
      <text:p text:style-name="P107">IgG: attivi a 37°C, emolisi extravascolare.</text:p>
      <text:p text:style-name="P107">IgM: si legano a bassa temperatura, possono fare agglutinazione, si possono formare queste agglutinazioni nei distretti corporei a temperatura più bassa (ischemie periferiche).</text:p>
      <text:p text:style-name="P107">IgG “fredde” questi anticorpi attivano meglio il complemento, distruzione degli eritrociti in circolo (intravascolare).</text:p>
      <text:p text:style-name="P107"/>
      <text:p text:style-name="P120">Anemie immunoemolitiche da farmaci:</text:p>
      <text:list text:style-name="L11">
        <text:list-item>
          <text:p text:style-name="P121">Modello dell’aptene:<text:span text:style-name="T2"> Farmaco che si lega alla superficie eritrocitaria, IgG contro il farmaco si legano e distruggono anche l’eritrocita.</text:span></text:p>
        </text:list-item>
        <text:list-item>
          <text:p text:style-name="P121">Formazione di immunocomplessi</text:p>
        </text:list-item>
        <text:list-item>
          <text:p text:style-name="P121">Modello autoimmune</text:p>
        </text:list-item>
      </text:list>
      <text:p text:style-name="P120"/>
      <text:p text:style-name="P120">Anemie immunoemolitiche da malattie infettive</text:p>
      <text:p text:style-name="P108">Distruzione autoimmune dovuto a similarità tra l’antigene del patogeno e le proteine di superficie dell’eritrocita.</text:p>
      <text:p text:style-name="P108"/>
      <text:p text:style-name="P122">Anemie dovute ad anomalie strutturali dell’eritrocita</text:p>
      <text:p text:style-name="P109">Es. sferocitosi, manifestazione patologica dovuta ad una famiglia di mutazioni a carico di proteine intrinseche di membrana coinvolte nel mantenimento della struttura, proteine del citoscheletro o proteine che fanno da ponte tra queste due strutture. La forma sferica deriva dal fatto che la perdita di questi elementi non permette di mantenere la conformazione fisiologica. In associazione si osserva la microcitosi, dovuta alla tendenza a rilasciare micro-vescicole da parte della membrana resa instabile. Le alterazioni a cui va incontro la membrana la rendono più rigida e l’eritrocita più facilmente cattirabile dai macrofagi splenici.</text:p>
      <text:p text:style-name="P109">La sferocitosi può derivare anche da altre cause, non soltanto le alterazioni di membrana. Es. deficit di glucosio-6-fosfato deidrogenasi (favismo), malattia x-linked recessiva. L’enzima è coinvolto nella produzione di energia e di potere riducente, molti enzimi sono dipendenti dal NADPH, specialmente la glutatione reduttasi. In realtà l’enzima non è del tutto inattivo ma ha emivita ridotta, nelle cellule nucleate il danno è limitato: vengono prodotti nuovi enzimi e quelli danneggiati vengono degradati. Negli eritrociti (anucleati) non si possono rimpiazzare le molecole <text:soft-page-break/>dell’enzima. Quando agenti esterni (infezioni, farmaci, alimenti) inducono il danneggiamento degli enzimi si ha stress ossidativo che porta ad una crisi emolitica: l’aumento di ROS ossida il ferro legato all’emoglobina con accumulo di meta-emoglobina (<text:span text:style-name="T1">corpi di Heinz</text:span>) e perossidazione lipidica. A seguito della crisi emolitica si possono osservare eritrociti che appaiono “morsicati”.</text:p>
      <text:p text:style-name="P109">La Vicia faba contiene due molecole che a livello intestinale producono molecole redox-attive che possono raggiungere i globuli rossi.</text:p>
      <text:p text:style-name="P109"/>
      <text:p text:style-name="P122">Metaemoglobinopatie:</text:p>
      <text:p text:style-name="P109">Causate da polimorfismi in enzimi.</text:p>
      <text:p text:style-name="P109">Il caso più frequente è la sostituzione dell’istidina che lega il ferro nel gruppo eme con tirosina.</text:p>
      <text:p text:style-name="P109">Un altro caso è la mutazione dell’enzima atto alla riduzione della forma ossidata (citoctomo-b5 reduttasi).</text:p>
      <text:p text:style-name="P110">Le forme ereditarie sono molto rare, più frequentemente la metaemoglobinopatia è causata da farmaci.</text:p>
      <text:p text:style-name="P110"/>
      <text:p text:style-name="P123">Anemia Falciforme:</text:p>
      <text:p text:style-name="P110">Mutazione che porta alla sostituzione di un singolo residuo aminoacidico da Glu a Val, cambiando la polarità della proteina essa acquista la tendenza ad aggregarsi, soprattutto nella forma deossigenata. Si vengono a formare aggregati, la conversione tra forma solubile e forma aggregata è reversibile ma comporta altre alterazioni. La deposizione di emoglobina fa aprire i canali per il calcio con aumento del calcio citosolico, che induce l’esportazione di potassio accompagnata dalla perdita di acqua. Nel caso più frequente l’eritrocita assume forma anomala (a falce) e viene distrutto dai macrofagi splenici. Si può avere anche emolisi intravascolare.</text:p>
      <text:p text:style-name="P110">Allo stesso tempo si alterano le proteine di superficie dell’eritrocita che diventa più adesivo e può “appiccicarsi” alle pareti capillari causando ischemia. Si hanno manifestazioni in tutti i distretti, tra cui necrosi della milza. Perchè in alcuni soggetti prevalgono manifestazioni ischemiche in alcuni distretti ed in altri soggetti si hanno manifestazioni diverse?</text:p>
      <text:list text:style-name="L12">
        <text:list-item>
          <text:p text:style-name="P111">Polimorfismi di geni ancora non del tutto noti che facilitano la deposizione di emoglobina, livelli di emoglobina fetale, ecc...</text:p>
        </text:list-item>
        <text:list-item>
          <text:p text:style-name="P111">Ipossiemia, acidosi, infezioni, temperatura corporea.</text:p>
        </text:list-item>
      </text:list>
      <text:p text:style-name="P110"/>
      <text:p text:style-name="P112">L’anemia falciforme e le talassemie in eterozogosi è vantaggiosa perché ostacola la progressione della malaria. Quando il plasmodio infetta l’eritrocita consuma ossigeno e rilascia cataboliti acidi, precipita l’emoglobina e l’eritrocita con i plasmodi all’interno viene degradato dai macrofagi splenici.</text:p>
      <text:p text:style-name="P112"/>
      <text:p text:style-name="P124">Talassemia:</text:p>
      <text:p text:style-name="P112">Ridotta o mancata produzione delle catene alfa o beta dell’emoglobina. Identificate moltissime mutazioni che causano entrambe. </text:p>
      <text:p text:style-name="P112"><text:soft-page-break/>In caso di<text:span text:style-name="T1"> beta-talassemia major</text:span> (espressione di catene beta completamente mancante) si ha aumento di EPO che induce di espressione delle catene delta le quali però hanno affinità per osssigeno troppo alta, quindi i tessuti rimangono in condizioni di ipossia. L’eccesso di catene alfa che non formano emoglobina si aggregano e precitpitano formando strutture note anche in questo caso come copi di Heinz, la sofferenza indotta da questi corpi porta ad apoptosi dei precursori degli eritrociti (<text:span text:style-name="T1">eritropoiesi inefficace</text:span>). La sofferenza ipossica in periferia porta ad ulteriore aumento di EPO, le conseguenze sono: deformità scheletriche dovute all’ipertrofia del midollo ed eritropoiesi extramidollare che avviene ad esempio in fegato e milza con conseguente epato-spleno megalia. Parallelamente l’aumentato assorbimento di ferro causa emocromatosi.</text:p>
      <text:p text:style-name="P112">Le <text:span text:style-name="T1">alfa-talassemie</text:span> tendono ad avere conseguenze più variabili, a causa della disposizione dei geni: sul cromosoma 16 si hanno 2 copie del gene, si può avere quindi mutazione a carico di 4 sequenze geniche. La perdita di tutte tranne una catena alfa ha comportamento simile alla beta-talassemia (uso di catene delta più affini e aggregazione di catene beta nei corpi di Heiz).</text:p>
      <text:p text:style-name="P112">La completa mancanza di catene alfa non è compatibile con la vita (idrope fetale): In conseguenza della grave ipossia si ha espressione di VEGF con aumento di permeabilità vascolare ed edema diffuso a tutto il corpo.</text:p>
      <text:p text:style-name="P112"/>
      <text:p text:style-name="P124">Crisi aplastica:</text:p>
      <text:p text:style-name="P124"><text:span text:style-name="T2">In soggetti già affetti da forma anemica che porta ad emolisi si ha infezione da parvovirus B19 che compromette i precursori degli eritrociti: negli strisci scompaiono i reticolociti. Si aggrava così una situazione già di per se grav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1-06T11:42:27.647190394</dc:date>
    <meta:editing-duration>PT7H21M28S</meta:editing-duration>
    <meta:editing-cycles>69</meta:editing-cycles>
    <meta:generator>LibreOffice/7.6.2.1$Linux_X86_64 LibreOffice_project/60$Build-1</meta:generator>
    <meta:document-statistic meta:table-count="0" meta:image-count="0" meta:object-count="0" meta:page-count="17" meta:paragraph-count="266" meta:word-count="5721" meta:character-count="40991" meta:non-whitespace-character-count="35566"/>
  </office:meta>
</office:document-meta>
</file>